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1.351cm"/>
    </style:style>
    <style:style style:name="co6" style:family="table-column">
      <style:table-column-properties fo:break-before="auto" style:column-width="11.786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5.652cm" fo:break-before="auto" style:use-optimal-row-height="true"/>
    </style:style>
    <style:style style:name="ro5" style:family="table-row">
      <style:table-row-properties style:row-height="2.044cm" fo:break-before="auto" style:use-optimal-row-height="true"/>
    </style:style>
    <style:style style:name="ro6" style:family="table-row">
      <style:table-row-properties style:row-height="2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1" style:family="table-cell" style:parent-style-name="Default" style:data-style-name="N64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7" style:family="table-cell" style:parent-style-name="Default" style:data-style-name="N112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" style:family="table-cell" style:parent-style-name="Default" style:data-style-name="N112">
      <style:table-cell-properties fo:border="0.06pt solid #000000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fo:border="0.06pt solid #000000"/>
      <style:text-properties style:font-name="Ari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e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00</text:p>
          </table:table-cell>
          <table:table-cell table:style-name="ce143" office:value-type="string" calcext:value-type="string">
            <text:p>SPI_SPCR</text:p>
          </table:table-cell>
          <table:table-cell table:style-name="ce143" office:value-type="string" calcext:value-type="string" table:number-columns-spanned="4" table:number-rows-spanned="1">
            <text:p>SPI Control Register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51" office:value-type="string" calcext:value-type="string">
            <text:p>31: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24’h0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Always 0.</text:p>
          </table:table-cell>
          <table:table-cell table:style-name="ce12"/>
          <table:table-cell table:number-columns-repeated="1017"/>
        </table:table-row>
        <table:table-row table:style-name="ro3">
          <table:table-cell/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SPIE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43" office:value-type="string" calcext:value-type="string">
            <text:p>SPI Interrupt Enable</text:p>
            <text:p>0: Disable</text:p>
            <text:p>1: Enable</text:p>
          </table:table-cell>
          <table:table-cell table:style-name="ce143"/>
          <table:table-cell table:number-columns-repeated="1017"/>
        </table:table-row>
        <table:table-row table:style-name="ro3">
          <table:table-cell/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SPE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43" office:value-type="string" calcext:value-type="string">
            <text:p>SPI Core Enable</text:p>
            <text:p>0: Disable</text:p>
            <text:p>1: Enable</text:p>
          </table:table-cell>
          <table:table-cell table:style-name="ce143"/>
          <table:table-cell table:number-columns-repeated="1017"/>
        </table:table-row>
        <table:table-row table:style-name="ro1">
          <table:table-cell/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Always 0.</text:p>
          </table:table-cell>
          <table:table-cell table:style-name="ce12"/>
          <table:table-cell table:number-columns-repeated="1017"/>
        </table:table-row>
        <table:table-row table:style-name="ro3">
          <table:table-cell/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MSTR</text:p>
          </table:table-cell>
          <table:table-cell table:style-name="ce143" office:value-type="string" calcext:value-type="string">
            <text:p>1’b1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string" calcext:value-type="string">
            <text:p>Master Mode Select</text:p>
            <text:p>0: Slave Mode</text:p>
            <text:p>1: Master Mode (This bit is always fixed to 1.)</text:p>
          </table:table-cell>
          <table:table-cell table:style-name="ce143"/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3</text:p>
          </table:table-cell>
          <table:table-cell table:style-name="ce143" office:value-type="string" calcext:value-type="string">
            <text:p>CPOL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43" office:value-type="string" calcext:value-type="string">
            <text:p>Clock Polarity</text:p>
            <text:p>0: SCK=Low during Transaction IDLE</text:p>
            <text:p>1: SCK=High during Transaction IDLE</text:p>
          </table:table-cell>
          <table:table-cell table:style-name="ce143"/>
          <table:table-cell table:number-columns-repeated="1017"/>
        </table:table-row>
        <table:table-row table:style-name="ro3">
          <table:table-cell/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CPHA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43" office:value-type="string" calcext:value-type="string">
            <text:p>Clock Phase</text:p>
            <text:p>0: MOSI changes at 1<text:span text:style-name="T1">st</text:span> edge of SCK, 3<text:span text:style-name="T1">rd</text:span> edge of SCK, …</text:p>
            <text:p>1: MOSI changes at 2<text:span text:style-name="T1">nd</text:span> edge of SCK, 4<text:span text:style-name="T1">th</text:span> edge of SCK, …</text:p>
          </table:table-cell>
          <table:table-cell table:style-name="ce143"/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>
            <text:p>1:0</text:p>
          </table:table-cell>
          <table:table-cell table:style-name="ce143" office:value-type="string" calcext:value-type="string">
            <text:p>SPR</text:p>
          </table:table-cell>
          <table:table-cell table:style-name="ce143" office:value-type="string" calcext:value-type="string">
            <text:p>2’b00</text:p>
          </table:table-cell>
          <table:table-cell table:style-name="ce143" office:value-type="string" calcext:value-type="string">
            <text:p>R/W</text:p>
          </table:table-cell>
          <table:table-cell table:style-name="ce143" office:value-type="string" calcext:value-type="string">
            <text:p>SPI Clock (SCK) Rate Select, it is used with EPSR bit in SPI_SPER</text:p>
            <text:p>EPSR=00, SPR=00 : Clock Rate = CLK/2</text:p>
            <text:p><text:span text:style-name="T2">EPSR=00, SPR=01 : Clock Rate = CLK/4</text:span></text:p>
            <text:p><text:span text:style-name="T2">EPSR=00, SPR=10 : Clock Rate = CLK/16</text:span></text:p>
            <text:p><text:span text:style-name="T2">EPSR=00, SPR=11 : Clock Rate = CLK/32</text:span></text:p>
            <text:p><text:span text:style-name="T2">EPSR=01, SPR=00 : Clock Rate = CLK/8</text:span></text:p>
            <text:p><text:span text:style-name="T2">EPSR=01, SPR=01 : Clock Rate = CLK/64</text:span></text:p>
            <text:p><text:span text:style-name="T2">EPSR=01, SPR=10 : Clock Rate = CLK/128</text:span></text:p>
            <text:p><text:span text:style-name="T2">EPSR=01, SPR=11 : Clock Rate = CLK/256</text:span></text:p>
            <text:p><text:span text:style-name="T2">EPSR=10, SPR=00 : Clock Rate = CLK/512</text:span></text:p>
            <text:p><text:span text:style-name="T2">EPSR=10, SPR=01 : Clock Rate = CLK/1024</text:span></text:p>
            <text:p><text:span text:style-name="T2">EPSR=10, SPR=10 : Clock Rate = CLK/2048</text:span></text:p>
            <text:p><text:span text:style-name="T2">EPSR=10, SPR=11 : Clock Rate = CLK/4096</text:span></text:p>
            <text:p><text:span text:style-name="T2">Others are reserved.</text:span></text:p>
          </table:table-cell>
          <table:table-cell table:style-name="ce14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e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04</text:p>
          </table:table-cell>
          <table:table-cell table:style-name="ce143" office:value-type="string" calcext:value-type="string">
            <text:p>SPI_SPSR</text:p>
          </table:table-cell>
          <table:table-cell table:style-name="ce143" office:value-type="string" calcext:value-type="string" table:number-columns-spanned="4" table:number-rows-spanned="1">
            <text:p>SPI Status Register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51" office:value-type="string" calcext:value-type="string">
            <text:p>31: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24’h0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Always 0.</text:p>
          </table:table-cell>
          <table:table-cell table:style-name="ce12"/>
          <table:table-cell table:number-columns-repeated="1017"/>
        </table:table-row>
        <table:table-row table:style-name="ro3">
          <table:table-cell/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SPIF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43" office:value-type="string" calcext:value-type="string">
            <text:p>SPI Interrupt Flag</text:p>
            <text:p>The Serial Peripheral Interrupt Flag is set upon completion of a transfer block. If SPIF is asserted (‘1’) and SPIE is set, an interrupt is generated.</text:p>
          </table:table-cell>
          <table:table-cell table:style-name="ce143" office:value-type="string" calcext:value-type="string">
            <text:p>Write 1 to Clear</text:p>
          </table:table-cell>
          <table:table-cell table:number-columns-repeated="1017"/>
        </table:table-row>
        <table:table-row table:style-name="ro3">
          <table:table-cell/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WCOL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43" office:value-type="string" calcext:value-type="string">
            <text:p>Write Collision Flag</text:p>
            <text:p>The Write Collision flag is set when the Serial Peripheral Data register is written to, while the Write FIFO is full. </text:p>
          </table:table-cell>
          <table:table-cell table:style-name="ce143" office:value-type="string" calcext:value-type="string">
            <text:p>Write 1 to Clear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5:4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2’b00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Always 0.</text:p>
          </table:table-cell>
          <table:table-cell table:style-name="ce12"/>
          <table:table-cell table:number-columns-repeated="1017"/>
        </table:table-row>
        <table:table-row table:style-name="ro1">
          <table:table-cell/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WFFULL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string" calcext:value-type="string">
            <text:p>Write FIFO Full</text:p>
          </table:table-cell>
          <table:table-cell table:style-name="ce143"/>
          <table:table-cell table:number-columns-repeated="1017"/>
        </table:table-row>
        <table:table-row table:style-name="ro1">
          <table:table-cell/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WFEMPTY</text:p>
          </table:table-cell>
          <table:table-cell table:style-name="ce143" office:value-type="string" calcext:value-type="string">
            <text:p>1’b1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string" calcext:value-type="string">
            <text:p>Write FIFO Empty</text:p>
          </table:table-cell>
          <table:table-cell table:style-name="ce143"/>
          <table:table-cell table:number-columns-repeated="1017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43" office:value-type="string" calcext:value-type="string">
            <text:p>RFFULL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string" calcext:value-type="string">
            <text:p>Read FIFO Full</text:p>
          </table:table-cell>
          <table:table-cell table:style-name="ce143"/>
          <table:table-cell table:number-columns-repeated="1017"/>
        </table:table-row>
        <table:table-row table:style-name="ro1">
          <table:table-cell/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RFEMPTY</text:p>
          </table:table-cell>
          <table:table-cell table:style-name="ce143" office:value-type="string" calcext:value-type="string">
            <text:p>1’b1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string" calcext:value-type="string">
            <text:p>Read FIFO Empty</text:p>
          </table:table-cell>
          <table:table-cell table:style-name="ce14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e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08</text:p>
          </table:table-cell>
          <table:table-cell table:style-name="ce143" office:value-type="string" calcext:value-type="string">
            <text:p>SPI_SPDR</text:p>
          </table:table-cell>
          <table:table-cell table:style-name="ce143" office:value-type="string" calcext:value-type="string" table:number-columns-spanned="4" table:number-rows-spanned="1">
            <text:p>SPI Data Register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51" office:value-type="string" calcext:value-type="string">
            <text:p>31: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24’h0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Always 0.</text:p>
          </table:table-cell>
          <table:table-cell table:style-name="ce12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7:0</text:p>
          </table:table-cell>
          <table:table-cell table:style-name="ce143" office:value-type="string" calcext:value-type="string">
            <text:p>DATA</text:p>
          </table:table-cell>
          <table:table-cell table:style-name="ce143" office:value-type="string" calcext:value-type="string">
            <text:p>8’hxx</text:p>
          </table:table-cell>
          <table:table-cell table:style-name="ce143" office:value-type="string" calcext:value-type="string">
            <text:p>R/W</text:p>
          </table:table-cell>
          <table:table-cell table:style-name="ce143" office:value-type="string" calcext:value-type="string">
            <text:p>When Write, the Data is written in Write FIFO</text:p>
            <text:p>When Read, the Data is read from Read FIFO</text:p>
          </table:table-cell>
          <table:table-cell table:style-name="ce14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e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0c</text:p>
          </table:table-cell>
          <table:table-cell table:style-name="ce143" office:value-type="string" calcext:value-type="string">
            <text:p>SPI_SPER</text:p>
          </table:table-cell>
          <table:table-cell table:style-name="ce143" office:value-type="string" calcext:value-type="string" table:number-columns-spanned="4" table:number-rows-spanned="1">
            <text:p>SPI Extension Register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51" office:value-type="string" calcext:value-type="string">
            <text:p>31: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24’h0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Always 0.</text:p>
          </table:table-cell>
          <table:table-cell table:style-name="ce12"/>
          <table:table-cell table:number-columns-repeated="1017"/>
        </table:table-row>
        <table:table-row table:style-name="ro5">
          <table:table-cell/>
          <table:table-cell table:style-name="ce7" office:value-type="string" calcext:value-type="string">
            <text:p>7:6</text:p>
          </table:table-cell>
          <table:table-cell table:style-name="ce143" office:value-type="string" calcext:value-type="string">
            <text:p>ICNT</text:p>
          </table:table-cell>
          <table:table-cell table:style-name="ce143" office:value-type="string" calcext:value-type="string">
            <text:p>2’b00</text:p>
          </table:table-cell>
          <table:table-cell table:style-name="ce143" office:value-type="string" calcext:value-type="string">
            <text:p>R/W</text:p>
          </table:table-cell>
          <table:table-cell table:style-name="ce143" office:value-type="string" calcext:value-type="string">
            <text:p>Interrupt Count</text:p>
            <text:p>00 : SPIF is set after every completed transfer</text:p>
            <text:p>01 : SPIF is set after every two completed transfers</text:p>
            <text:p>10 : SPIF is set after every three completed transfers</text:p>
            <text:p>11 : SPIF is set after every four completed transfers</text:p>
          </table:table-cell>
          <table:table-cell table:style-name="ce14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5: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4’b0000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Always 0.</text:p>
          </table:table-cell>
          <table:table-cell table:style-name="ce143"/>
          <table:table-cell table:number-columns-repeated="1017"/>
        </table:table-row>
        <table:table-row table:style-name="ro2">
          <table:table-cell/>
          <table:table-cell table:style-name="ce143" office:value-type="string" calcext:value-type="string">
            <text:p>1:0</text:p>
          </table:table-cell>
          <table:table-cell table:style-name="ce143" office:value-type="string" calcext:value-type="string">
            <text:p>EPSR</text:p>
          </table:table-cell>
          <table:table-cell table:style-name="ce143" office:value-type="string" calcext:value-type="string">
            <text:p>2’b00</text:p>
          </table:table-cell>
          <table:table-cell table:style-name="ce143" office:value-type="string" calcext:value-type="string">
            <text:p>R/W</text:p>
          </table:table-cell>
          <table:table-cell table:style-name="ce143" office:value-type="string" calcext:value-type="string">
            <text:p>Extended SPI Clock Rate Select</text:p>
            <text:p>Used with SPR bits in SPI_SPCR</text:p>
          </table:table-cell>
          <table:table-cell table:style-name="ce14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e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10</text:p>
          </table:table-cell>
          <table:table-cell table:style-name="ce143" office:value-type="string" calcext:value-type="string">
            <text:p>SPI_SPCS</text:p>
          </table:table-cell>
          <table:table-cell table:style-name="ce143" office:value-type="string" calcext:value-type="string" table:number-columns-spanned="4" table:number-rows-spanned="1">
            <text:p>SPI Chip Select Pin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51" office:value-type="string" calcext:value-type="string">
            <text:p>31: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24’h0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Always 0.</text:p>
          </table:table-cell>
          <table:table-cell table:style-name="ce12"/>
          <table:table-cell table:number-columns-repeated="1017"/>
        </table:table-row>
        <table:table-row table:style-name="ro6">
          <table:table-cell/>
          <table:table-cell table:style-name="ce143" office:value-type="string" calcext:value-type="string">
            <text:p>7:0</text:p>
          </table:table-cell>
          <table:table-cell table:style-name="ce143" office:value-type="string" calcext:value-type="string">
            <text:p>SPCS</text:p>
          </table:table-cell>
          <table:table-cell table:style-name="ce143" office:value-type="string" calcext:value-type="string">
            <text:p>8’hff</text:p>
          </table:table-cell>
          <table:table-cell table:style-name="ce143" office:value-type="string" calcext:value-type="string">
            <text:p>R/W</text:p>
          </table:table-cell>
          <table:table-cell table:style-name="ce143" office:value-type="string" calcext:value-type="string">
            <text:p>SPI Chip Select Pin Level</text:p>
            <text:p>Lower 4bits of SPCS are used.</text:p>
            <text:p><text:span text:style-name="T2">SPCS[0] controls CPI_CSN[0].</text:span></text:p>
            <text:p><text:span text:style-name="T2">SPCS[1] controls CPI_CSN[1].</text:span></text:p>
            <text:p><text:span text:style-name="T2">SPCS[2] controls CPI_CSN[2].</text:span></text:p>
            <text:p><text:span text:style-name="T2">SPCS[3] controls CPI_CSN[3].</text:span></text:p>
          </table:table-cell>
          <table:table-cell table:style-name="ce143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PI.A8:SPI.AMJ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00/00/00</text:date>, <text:time style:data-style-name="N2" text:time-value="21:20:13.92251483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8-17T21:20:24.213067177</dc:date>
    <meta:editing-duration>P4DT12H52M8S</meta:editing-duration>
    <meta:editing-cycles>474</meta:editing-cycles>
    <meta:generator>LibreOffice/7.5.3.2$MacOSX_AARCH64 LibreOffice_project/9f56dff12ba03b9acd7730a5a481eea045e468f3</meta:generator>
    <meta:document-statistic meta:table-count="1" meta:cell-count="187" meta:object-count="0"/>
  </office:meta>
</office:document-meta>
</file>